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ContextResource.FileSystemContex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ResourceLoader.getResourceBy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ystemContextResource.getPathWith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